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1.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cc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cc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8" style:family="table-cell" style:parent-style-name="Default" style:data-style-name="N111">
      <style:text-properties fo:color="#0000cc"/>
    </style:style>
    <style:style style:name="ce9" style:family="table-cell" style:parent-style-name="Default" style:data-style-name="N2">
      <style:text-properties fo: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trattenuto (g)</text:p>
          </table:table-cell>
          <table:table-cell office:value-type="string">
            <text:p>tara</text:p>
          </table:table-cell>
          <table:table-cell office:value-type="string">
            <text:p>trattenuto netto (g)</text:p>
          </table:table-cell>
          <table:table-cell office:value-type="string">
            <text:p>Trattenuto (%)</text:p>
          </table:table-cell>
          <table:table-cell office:value-type="string">
            <text:p>passante (g)</text:p>
          </table:table-cell>
          <table:table-cell office:value-type="string">
            <text:p>Passante (%)</text:p>
          </table:table-cell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office:value-type="float" office:value="4.7">
            <text:p>4,7</text:p>
          </table:table-cell>
          <table:table-cell table:style-name="ce4" office:value-type="float" office:value="2.775">
            <text:p>2,775</text:p>
          </table:table-cell>
          <table:table-cell table:style-name="ce1" table:formula="of:=[.B2]-[.C2]" office:value-type="float" office:value="1.925">
            <text:p>1,925</text:p>
          </table:table-cell>
          <table:table-cell table:style-name="ce8" table:formula="of:=([.D2]/[.$D$11])*100" office:value-type="float" office:value="0.645334316699911">
            <text:p>0,645</text:p>
          </table:table-cell>
          <table:table-cell table:style-name="ce1" table:formula="of:=[.D11]-[.D2]" office:value-type="float" office:value="296.37">
            <text:p>296,37</text:p>
          </table:table-cell>
          <table:table-cell table:style-name="ce9" table:formula="of:=([.F2]/[.$D$11])*100" office:value-type="float" office:value="99.3546656833001">
            <text:p>99,35</text:p>
          </table:table-cell>
          <table:table-cell table:style-name="ce1"/>
          <table:table-cell/>
          <table:table-cell table:style-name="ce1" table:number-columns-repeated="1015"/>
        </table:table-row>
        <table:table-row table:style-name="ro1">
          <table:table-cell table:style-name="ce1" office:value-type="float" office:value="355">
            <text:p>355</text:p>
          </table:table-cell>
          <table:table-cell table:style-name="ce1" office:value-type="float" office:value="31.2">
            <text:p>31,2</text:p>
          </table:table-cell>
          <table:table-cell table:style-name="ce4" office:value-type="float" office:value="2.775">
            <text:p>2,775</text:p>
          </table:table-cell>
          <table:table-cell table:style-name="ce1" table:formula="of:=[.B3]-[.C3]" office:value-type="float" office:value="28.425">
            <text:p>28,425</text:p>
          </table:table-cell>
          <table:table-cell table:style-name="ce8" table:formula="of:=([.D3]/[.$D$11])*100" office:value-type="float" office:value="9.52915737776362">
            <text:p>9,529</text:p>
          </table:table-cell>
          <table:table-cell table:style-name="ce1" table:formula="of:=[.F2]-[.D3]" office:value-type="float" office:value="267.945">
            <text:p>267,945</text:p>
          </table:table-cell>
          <table:table-cell table:style-name="ce9" table:formula="of:=([.F3]/[.$D$11])*100" office:value-type="float" office:value="89.8255083055365">
            <text:p>89,83</text:p>
          </table:table-cell>
          <table:table-cell table:style-name="ce1"/>
          <table:table-cell/>
          <table:table-cell table:style-name="ce1" table:number-columns-repeated="101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.4">
            <text:p>25,4</text:p>
          </table:table-cell>
          <table:table-cell table:style-name="ce5" office:value-type="float" office:value="2.69">
            <text:p>2,69</text:p>
          </table:table-cell>
          <table:table-cell table:style-name="ce1" table:formula="of:=[.B4]-[.C4]" office:value-type="float" office:value="22.71">
            <text:p>22,71</text:p>
          </table:table-cell>
          <table:table-cell table:style-name="ce8" table:formula="of:=([.D4]/[.$D$11])*100" office:value-type="float" office:value="7.61326874402856">
            <text:p>7,613</text:p>
          </table:table-cell>
          <table:table-cell table:style-name="ce1" table:formula="of:=[.F3]-[.D4]" office:value-type="float" office:value="245.235">
            <text:p>245,235</text:p>
          </table:table-cell>
          <table:table-cell table:style-name="ce9" table:formula="of:=([.F4]/[.$D$11])*100" office:value-type="float" office:value="82.2122395615079">
            <text:p>82,2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5">
            <text:p>45</text:p>
          </table:table-cell>
          <table:table-cell table:style-name="ce5" office:value-type="float" office:value="2.7">
            <text:p>2,7</text:p>
          </table:table-cell>
          <table:table-cell table:style-name="ce1" table:formula="of:=[.B5]-[.C5]" office:value-type="float" office:value="42.3">
            <text:p>42,3</text:p>
          </table:table-cell>
          <table:table-cell table:style-name="ce8" table:formula="of:=([.D5]/[.$D$11])*100" office:value-type="float" office:value="14.1805930370941">
            <text:p>14,181</text:p>
          </table:table-cell>
          <table:table-cell table:style-name="ce1" table:formula="of:=[.F4]-[.D5]" office:value-type="float" office:value="202.935">
            <text:p>202,935</text:p>
          </table:table-cell>
          <table:table-cell table:style-name="ce9" table:formula="of:=([.F5]/[.$D$11])*100" office:value-type="float" office:value="68.0316465244137">
            <text:p>68,03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8.7">
            <text:p>78,7</text:p>
          </table:table-cell>
          <table:table-cell table:style-name="ce6" office:value-type="float" office:value="2.72">
            <text:p>2,72</text:p>
          </table:table-cell>
          <table:table-cell table:style-name="ce1" table:formula="of:=[.B6]-[.C6]" office:value-type="float" office:value="75.98">
            <text:p>75,98</text:p>
          </table:table-cell>
          <table:table-cell table:style-name="ce8" table:formula="of:=([.D6]/[.$D$11])*100" office:value-type="float" office:value="25.471429289797">
            <text:p>25,471</text:p>
          </table:table-cell>
          <table:table-cell table:style-name="ce1" table:formula="of:=[.F5]-[.D6]" office:value-type="float" office:value="126.955">
            <text:p>126,955</text:p>
          </table:table-cell>
          <table:table-cell table:style-name="ce9" table:formula="of:=([.F6]/[.$D$11])*100" office:value-type="float" office:value="42.5602172346167">
            <text:p>42,56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5.3">
            <text:p>45,3</text:p>
          </table:table-cell>
          <table:table-cell table:style-name="ce6" office:value-type="float" office:value="2.72">
            <text:p>2,72</text:p>
          </table:table-cell>
          <table:table-cell table:style-name="ce1" table:formula="of:=[.B7]-[.C7]" office:value-type="float" office:value="42.58">
            <text:p>42,58</text:p>
          </table:table-cell>
          <table:table-cell table:style-name="ce8" table:formula="of:=([.D7]/[.$D$11])*100" office:value-type="float" office:value="14.274459846796">
            <text:p>14,274</text:p>
          </table:table-cell>
          <table:table-cell table:style-name="ce1" table:formula="of:=[.F6]-[.D7]" office:value-type="float" office:value="84.375">
            <text:p>84,375</text:p>
          </table:table-cell>
          <table:table-cell table:style-name="ce9" table:formula="of:=([.F7]/[.$D$11])*100" office:value-type="float" office:value="28.2857573878208">
            <text:p>28,29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table:style-name="ce5" office:value-type="float" office:value="2.75">
            <text:p>2,75</text:p>
          </table:table-cell>
          <table:table-cell table:style-name="ce1" table:formula="of:=[.B8]-[.C8]" office:value-type="float" office:value="29.25">
            <text:p>29,25</text:p>
          </table:table-cell>
          <table:table-cell table:style-name="ce8" table:formula="of:=([.D8]/[.$D$11])*100" office:value-type="float" office:value="9.80572922777787">
            <text:p>9,806</text:p>
          </table:table-cell>
          <table:table-cell table:style-name="ce1" table:formula="of:=[.F7]-[.D8]" office:value-type="float" office:value="55.125">
            <text:p>55,125</text:p>
          </table:table-cell>
          <table:table-cell table:style-name="ce9" table:formula="of:=([.F8]/[.$D$11])*100" office:value-type="float" office:value="18.4800281600429">
            <text:p>18,48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6.9">
            <text:p>36,9</text:p>
          </table:table-cell>
          <table:table-cell table:style-name="ce5" office:value-type="float" office:value="2.73">
            <text:p>2,73</text:p>
          </table:table-cell>
          <table:table-cell table:style-name="ce1" table:formula="of:=[.B9]-[.C9]" office:value-type="float" office:value="34.17">
            <text:p>34,17</text:p>
          </table:table-cell>
          <table:table-cell table:style-name="ce8" table:formula="of:=([.D9]/[.$D$11])*100" office:value-type="float" office:value="11.455103169681">
            <text:p>11,455</text:p>
          </table:table-cell>
          <table:table-cell table:style-name="ce1" table:formula="of:=[.F8]-[.D9]" office:value-type="float" office:value="20.955">
            <text:p>20,955</text:p>
          </table:table-cell>
          <table:table-cell table:style-name="ce9" table:formula="of:=([.F9]/[.$D$11])*100" office:value-type="float" office:value="7.02492499036189">
            <text:p>7,0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 office:value-type="float" office:value="23.7">
            <text:p>23,7</text:p>
          </table:table-cell>
          <table:table-cell table:style-name="ce7" office:value-type="float" office:value="2.745">
            <text:p>2,745</text:p>
          </table:table-cell>
          <table:table-cell table:style-name="ce1" table:formula="of:=[.B10]-[.C10]" office:value-type="float" office:value="20.955">
            <text:p>20,955</text:p>
          </table:table-cell>
          <table:table-cell table:style-name="ce8" table:formula="of:=([.D10]/[.$D$11])*100" office:value-type="float" office:value="7.02492499036189">
            <text:p>7,025</text:p>
          </table:table-cell>
          <table:table-cell table:style-name="ce1" table:formula="of:=[.F9]-[.D10]" office:value-type="float" office:value="0">
            <text:p>0</text:p>
          </table:table-cell>
          <table:table-cell/>
          <table:table-cell table:style-name="ce2"/>
          <table:table-cell office:value-type="string">
            <text:p><text:s text:c="3"/></text:p>
          </table:table-cell>
          <table:table-cell table:style-name="ce2" table:number-columns-repeated="1015"/>
        </table:table-row>
        <table:table-row table:style-name="ro1">
          <table:table-cell table:number-columns-repeated="3"/>
          <table:table-cell table:formula="of:=SUM([.D2:.D10])" office:value-type="float" office:value="298.295">
            <text:p>298,295</text:p>
          </table:table-cell>
          <table:table-cell table:formula="of:=SUM([.E2:.E10])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mpione (g)</text:p>
          </table:table-cell>
          <table:table-cell table:number-columns-repeated="3"/>
          <table:table-cell office:value-type="string">
            <text:p>Curva Granulometrica</text:p>
          </table:table-cell>
          <table:table-cell table:number-columns-repeated="1019"/>
        </table:table-row>
        <table:table-row table:style-name="ro1">
          <table:table-cell office:value-type="float" office:value="300">
            <text:p>300</text:p>
          </table:table-cell>
          <table:table-cell table:number-columns-repeated="1023"/>
        </table:table-row>
        <table:table-row table:style-name="ro1">
          <table:table-cell>
            <draw:frame table:end-cell-address="Foglio1.M33" table:end-x="0.134cm" table:end-y="0.09cm" draw:z-index="0" draw:style-name="gr1" draw:text-style-name="P1" svg:width="25.665cm" svg:height="8.098cm" svg:x="2.214cm" svg:y="0.122cm">
              <draw:object draw:notify-on-update-of-ranges="Foglio1.A2:Foglio1.A9 Foglio1.G2:Foglio1.G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/>
          <table:table-cell table:formula="of:=g#rif!" office:value-type="string" office:string-value="Err:509">
            <text:p>Err:509</text:p>
          </table:table-cell>
          <table:table-cell table:number-columns-repeated="10"/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600">
            <text:p>600</text:p>
          </table:table-cell>
          <table:table-cell/>
          <table:table-cell table:formula="of:=g#rif!" office:value-type="string" office:string-value="Err:509">
            <text:p>Err:509</text:p>
          </table:table-cell>
          <table:table-cell table:number-columns-repeated="10"/>
          <table:table-cell office:value-type="float" office:value="63">
            <text:p>63</text:p>
          </table:table-cell>
          <table:table-cell table:formula="of:=[.G9]" office:value-type="float" office:value="7.02492499036189">
            <text:p>7,0249249904</text:p>
          </table:table-cell>
          <table:table-cell table:number-columns-repeated="1009"/>
        </table:table-row>
        <table:table-row table:style-name="ro1">
          <table:table-cell office:value-type="float" office:value="710">
            <text:p>710</text:p>
          </table:table-cell>
          <table:table-cell/>
          <table:table-cell table:formula="of:=g#rif!" office:value-type="string" office:string-value="Err:509">
            <text:p>Err:509</text:p>
          </table:table-cell>
          <table:table-cell table:number-columns-repeated="10"/>
          <table:table-cell office:value-type="float" office:value="80">
            <text:p>80</text:p>
          </table:table-cell>
          <table:table-cell table:formula="of:=[.G8]" office:value-type="float" office:value="18.4800281600429">
            <text:p>18,48002816</text:p>
          </table:table-cell>
          <table:table-cell table:number-columns-repeated="1009"/>
        </table:table-row>
        <table:table-row table:style-name="ro1">
          <table:table-cell office:value-type="float" office:value="1000">
            <text:p>1000</text:p>
          </table:table-cell>
          <table:table-cell/>
          <table:table-cell table:formula="of:=g#rif!" office:value-type="string" office:string-value="Err:509">
            <text:p>Err:509</text:p>
          </table:table-cell>
          <table:table-cell table:number-columns-repeated="10"/>
          <table:table-cell office:value-type="float" office:value="125">
            <text:p>125</text:p>
          </table:table-cell>
          <table:table-cell table:formula="of:=[.G6]" office:value-type="float" office:value="42.5602172346167">
            <text:p>42,5602172346</text:p>
          </table:table-cell>
          <table:table-cell table:number-columns-repeated="1009"/>
        </table:table-row>
        <table:table-row table:style-name="ro1">
          <table:table-cell office:value-type="float" office:value="1400">
            <text:p>1400</text:p>
          </table:table-cell>
          <table:table-cell/>
          <table:table-cell table:formula="of:=g#rif!" office:value-type="string" office:string-value="Err:509">
            <text:p>Err:509</text:p>
          </table:table-cell>
          <table:table-cell table:number-columns-repeated="10"/>
          <table:table-cell office:value-type="float" office:value="212">
            <text:p>212</text:p>
          </table:table-cell>
          <table:table-cell table:formula="of:=[.G5]" office:value-type="float" office:value="68.0316465244137">
            <text:p>68,0316465244</text:p>
          </table:table-cell>
          <table:table-cell table:number-columns-repeated="1009"/>
        </table:table-row>
        <table:table-row table:style-name="ro1">
          <table:table-cell office:value-type="float" office:value="1600">
            <text:p>1600</text:p>
          </table:table-cell>
          <table:table-cell/>
          <table:table-cell table:formula="of:=[.G2]" office:value-type="float" office:value="99.3546656833001">
            <text:p>99,3546656833</text:p>
          </table:table-cell>
          <table:table-cell table:number-columns-repeated="10"/>
          <table:table-cell office:value-type="float" office:value="300">
            <text:p>300</text:p>
          </table:table-cell>
          <table:table-cell table:formula="of:=[.G4]" office:value-type="float" office:value="82.2122395615079">
            <text:p>82,2122395615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355">
            <text:p>355</text:p>
          </table:table-cell>
          <table:table-cell table:formula="of:=[.G3]" office:value-type="float" office:value="89.8255083055365">
            <text:p>89,8255083055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00">
            <text:p>500</text:p>
          </table:table-cell>
          <table:table-cell table:formula="of:=[.G2]" office:value-type="float" office:value="99.3546656833001">
            <text:p>99,3546656833</text:p>
          </table:table-cell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oglio1.C16:Foglio1.C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6/10/2014</text:date>, <text:time>11.25.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54:47.68</meta:creation-date>
    <dc:date>2014-10-06T11:25:29.66</dc:date>
    <meta:editing-duration>PT12H6M53S</meta:editing-duration>
    <meta:editing-cycles>30</meta:editing-cycles>
    <meta:generator>OpenOffice/4.0.1$Win32 OpenOffice.org_project/401m5$Build-9714</meta:generator>
    <meta:document-statistic meta:table-count="3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666cm" svg:height="8.099cm" xlink:href=".." xlink:type="simple" chart:class="chart:scatter" chart:style-name="ch1">
        <chart:legend chart:legend-position="end" svg:x="22.708cm" svg:y="3.737cm" style:legend-expansion="high" chart:style-name="ch2"/>
        <chart:plot-area chart:style-name="ch3" table:cell-range-address="Foglio1.A2:Foglio1.A9 Foglio1.G2:Foglio1.G9" svg:x="0.907cm" svg:y="0.674cm" svg:width="20.626cm" svg:height="6.879cm">
          <chartooo:coordinate-region svg:x="2.19cm" svg:y="0.887cm" svg:width="19.063cm" svg:height="5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2:Foglio1.G9" chart:class="chart:scatter">
            <chart:domain table:cell-range-address="Foglio1.A2:Foglio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oglio1.A2:Foglio1.A9</svg:desc>
                </draw:g>
              </table:table-cell>
              <table:table-cell office:value-type="float" office:value="99.3546656833001">
                <text:p>99.3546656833001</text:p>
                <draw:g>
                  <svg:desc>Foglio1.G2:Foglio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">
                <text:p>355</text:p>
              </table:table-cell>
              <table:table-cell office:value-type="float" office:value="89.8255083055365">
                <text:p>89.8255083055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82.2122395615079">
                <text:p>82.2122395615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">
                <text:p>212</text:p>
              </table:table-cell>
              <table:table-cell office:value-type="float" office:value="68.0316465244137">
                <text:p>68.0316465244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42.5602172346167">
                <text:p>42.5602172346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8.2857573878208">
                <text:p>28.2857573878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8.4800281600429">
                <text:p>18.4800281600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7.02492499036189">
                <text:p>7.02492499036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